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8pt" fo:font-weight="bold" officeooo:rsid="001c3a10" officeooo:paragraph-rsid="001c3a1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8pt" fo:font-weight="normal" officeooo:rsid="0025d49f" officeooo:paragraph-rsid="0025d49f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DejaVu Serif" fo:font-size="15pt" style:font-size-asian="15pt" style:font-size-complex="15pt"/>
    </style:style>
    <style:style style:name="P5" style:family="paragraph" style:parent-style-name="Standard">
      <style:text-properties style:font-name="DejaVu Serif" fo:font-size="14pt"/>
    </style:style>
    <style:style style:name="P6" style:family="paragraph" style:parent-style-name="Standard">
      <style:text-properties style:font-name="DejaVu Serif" fo:font-size="14pt" style:font-size-asian="14pt" style:font-size-complex="14pt"/>
    </style:style>
    <style:style style:name="P7" style:family="paragraph" style:parent-style-name="Standard">
      <style:text-properties style:font-name="DejaVu Serif" fo:font-size="14pt" officeooo:paragraph-rsid="001c6245" style:font-size-asian="14pt" style:font-size-complex="14pt"/>
    </style:style>
    <style:style style:name="P8" style:family="paragraph" style:parent-style-name="Standard">
      <style:text-properties style:font-name="DejaVu Serif" fo:font-size="14pt" officeooo:paragraph-rsid="001d4415" style:font-size-asian="14pt" style:font-size-complex="14pt"/>
    </style:style>
    <style:style style:name="P9" style:family="paragraph" style:parent-style-name="Standard">
      <style:text-properties style:font-name="DejaVu Serif" fo:font-size="14pt" officeooo:paragraph-rsid="001e1647" style:font-size-asian="14pt" style:font-size-complex="14pt"/>
    </style:style>
    <style:style style:name="P10" style:family="paragraph" style:parent-style-name="Standard">
      <style:text-properties style:font-name="DejaVu Serif" fo:font-size="14pt" officeooo:paragraph-rsid="001eda18" style:font-size-asian="14pt" style:font-size-complex="14pt"/>
    </style:style>
    <style:style style:name="P11" style:family="paragraph" style:parent-style-name="Standard">
      <style:text-properties style:font-name="DejaVu Serif" fo:font-size="14pt" officeooo:rsid="001eda18" style:font-size-asian="14pt" style:font-size-complex="14pt"/>
    </style:style>
    <style:style style:name="P12" style:family="paragraph" style:parent-style-name="Standard">
      <style:text-properties style:font-name="DejaVu Serif" fo:font-size="14pt" officeooo:paragraph-rsid="002a5df5" style:font-size-asian="14pt" style:font-size-complex="14pt"/>
    </style:style>
    <style:style style:name="P13" style:family="paragraph" style:parent-style-name="Standard">
      <style:text-properties style:font-name="DejaVu Serif" fo:font-size="14pt" officeooo:rsid="001fc98e" officeooo:paragraph-rsid="001fc98e"/>
    </style:style>
    <style:style style:name="P14" style:family="paragraph" style:parent-style-name="Standard">
      <style:text-properties style:font-name="DejaVu Serif" fo:font-size="14pt" officeooo:paragraph-rsid="002070b8"/>
    </style:style>
    <style:style style:name="P15" style:family="paragraph" style:parent-style-name="Standard">
      <style:text-properties style:font-name="DejaVu Serif" fo:font-size="14pt" fo:font-weight="bold" officeooo:rsid="001fc98e" officeooo:paragraph-rsid="002125fa" style:font-weight-asian="bold" style:font-weight-complex="bold"/>
    </style:style>
    <style:style style:name="P16" style:family="paragraph" style:parent-style-name="Standard">
      <style:text-properties style:font-name="DejaVu Serif" fo:font-size="14pt" fo:font-weight="bold" officeooo:rsid="0022b524" officeooo:paragraph-rsid="0022b52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erif" fo:font-size="14pt" fo:font-weight="bold" officeooo:rsid="0022b524" officeooo:paragraph-rsid="001fc98e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ejaVu Serif" fo:font-size="14pt" fo:font-weight="bold" officeooo:rsid="0025d49f" officeooo:paragraph-rsid="0025d49f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DejaVu Serif" fo:font-size="14pt" fo:font-weight="bold" officeooo:rsid="001eda18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DejaVu Serif" fo:font-size="14pt" fo:font-weight="bold" officeooo:rsid="001f3f21" officeooo:paragraph-rsid="00202797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DejaVu Serif" fo:font-size="14pt" fo:font-weight="bold" officeooo:rsid="001f3f21" officeooo:paragraph-rsid="001fc98e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DejaVu Serif" fo:font-size="14pt" fo:font-weight="bold" officeooo:rsid="002125fa" officeooo:paragraph-rsid="001fc98e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DejaVu Serif" fo:font-size="14pt" fo:font-weight="bold" officeooo:rsid="0025b2f7" officeooo:paragraph-rsid="0022b524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DejaVu Serif" fo:font-size="14pt" officeooo:paragraph-rsid="001fc98e"/>
    </style:style>
    <style:style style:name="P25" style:family="paragraph" style:parent-style-name="Standard">
      <style:text-properties style:font-name="DejaVu Serif" fo:font-size="14pt" fo:font-weight="normal" officeooo:rsid="001fc98e" officeooo:paragraph-rsid="001fc98e" style:font-weight-asian="normal" style:font-weight-complex="normal"/>
    </style:style>
    <style:style style:name="P26" style:family="paragraph" style:parent-style-name="Standard">
      <style:text-properties style:font-name="DejaVu Serif" fo:font-size="14pt" fo:font-weight="normal" officeooo:rsid="0022b524" officeooo:paragraph-rsid="0022b524" style:font-weight-asian="normal" style:font-weight-complex="normal"/>
    </style:style>
    <style:style style:name="P27" style:family="paragraph" style:parent-style-name="Standard">
      <style:text-properties style:font-name="DejaVu Serif" fo:font-size="14pt" fo:font-weight="normal" officeooo:rsid="0025d49f" officeooo:paragraph-rsid="0025d49f" style:font-weight-asian="normal" style:font-weight-complex="normal"/>
    </style:style>
    <style:style style:name="P28" style:family="paragraph" style:parent-style-name="Standard">
      <style:text-properties style:font-name="DejaVu Serif" fo:font-size="14pt" fo:font-weight="normal" officeooo:paragraph-rsid="0025d49f"/>
    </style:style>
    <style:style style:name="P29" style:family="paragraph" style:parent-style-name="Standard">
      <style:text-properties style:font-name="DejaVu Serif" fo:font-size="14pt" fo:font-weight="normal" officeooo:rsid="001d4415" officeooo:paragraph-rsid="001d4415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DejaVu Serif" fo:font-size="14pt" fo:font-weight="normal" officeooo:rsid="001eda18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DejaVu Serif" fo:font-size="14pt" fo:font-weight="normal" officeooo:rsid="001f3f21" officeooo:paragraph-rsid="00202797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DejaVu Serif" fo:font-size="14pt" fo:font-weight="normal" officeooo:rsid="002125fa" officeooo:paragraph-rsid="001fc98e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DejaVu Serif" fo:font-size="14pt" fo:font-weight="normal" officeooo:rsid="0022b524" officeooo:paragraph-rsid="001fc98e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DejaVu Serif" fo:font-size="14pt" fo:font-weight="normal" officeooo:rsid="0022b524" officeooo:paragraph-rsid="0022b524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DejaVu Serif" fo:font-size="14pt" fo:font-weight="normal" officeooo:rsid="0025d49f" officeooo:paragraph-rsid="0025d49f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DejaVu Serif" fo:font-size="14pt" fo:font-weight="normal" officeooo:rsid="0025d49f" officeooo:paragraph-rsid="0022b524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DejaVu Serif" officeooo:paragraph-rsid="001eda18"/>
    </style:style>
    <style:style style:name="P38" style:family="paragraph" style:parent-style-name="Standard">
      <style:text-properties style:font-name="DejaVu Serif" fo:font-size="13pt" fo:font-weight="bold" officeooo:paragraph-rsid="002070b8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DejaVu Serif" fo:font-size="13pt" fo:font-weight="bold" officeooo:paragraph-rsid="001fc98e"/>
    </style:style>
    <style:style style:name="P40" style:family="paragraph" style:parent-style-name="Standard">
      <style:text-properties style:font-name="DejaVu Serif" fo:font-size="13pt" fo:font-weight="bold" officeooo:paragraph-rsid="002070b8"/>
    </style:style>
    <style:style style:name="P41" style:family="paragraph" style:parent-style-name="Standard">
      <style:text-properties officeooo:paragraph-rsid="00202797"/>
    </style:style>
    <style:style style:name="P42" style:family="paragraph" style:parent-style-name="Standard">
      <style:text-properties officeooo:paragraph-rsid="002125fa"/>
    </style:style>
    <style:style style:name="P43" style:family="paragraph" style:parent-style-name="Standard">
      <style:text-properties fo:color="#111111" style:font-name="DejaVu Serif" fo:font-size="14pt" fo:font-weight="bold" officeooo:rsid="0025d49f" officeooo:paragraph-rsid="0025d49f" style:font-size-asian="14pt" style:font-weight-asian="bold" style:font-size-complex="14pt" style:font-weight-complex="bold"/>
    </style:style>
    <style:style style:name="P44" style:family="paragraph" style:parent-style-name="Standard">
      <style:text-properties fo:color="#111111" style:font-name="DejaVu Serif" fo:font-size="14pt" fo:font-weight="bold" officeooo:paragraph-rsid="0025d49f"/>
    </style:style>
    <style:style style:name="P45" style:family="paragraph" style:parent-style-name="Standard">
      <style:text-properties fo:color="#111111" style:font-name="DejaVu Serif" fo:font-size="14pt" fo:font-weight="normal" officeooo:rsid="0027b812" officeooo:paragraph-rsid="0027b812" style:font-weight-asian="normal" style:font-weight-complex="normal"/>
    </style:style>
    <style:style style:name="P46" style:family="paragraph" style:parent-style-name="Standard">
      <style:text-properties fo:color="#111111" style:font-name="DejaVu Serif" fo:font-size="14pt" fo:font-weight="normal" officeooo:rsid="001f3f21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111111" style:font-name="DejaVu Serif" fo:font-size="14pt" fo:font-weight="normal" officeooo:rsid="0027b812" officeooo:paragraph-rsid="0025d49f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variant="normal" fo:text-transform="none" fo:color="#161616" style:font-name="DejaVu Serif" fo:font-size="14pt" fo:letter-spacing="normal" fo:font-style="normal" fo:font-weight="bold" officeooo:rsid="001f3f21" officeooo:paragraph-rsid="002070b8" style:font-size-asian="14pt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161616" style:font-name="DejaVu Serif" fo:font-size="14pt" fo:letter-spacing="normal" fo:font-style="normal" fo:font-weight="bold" officeooo:rsid="002070b8" officeooo:paragraph-rsid="002070b8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161616" style:font-name="DejaVu Serif" fo:font-size="14pt" fo:letter-spacing="normal" fo:font-style="normal" fo:font-weight="normal" officeooo:rsid="001f3f21" officeooo:paragraph-rsid="001fc98e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variant="normal" fo:text-transform="none" fo:color="#161616" style:font-name="DejaVu Serif" fo:font-size="14pt" fo:letter-spacing="normal" fo:font-style="normal" fo:font-weight="normal" officeooo:rsid="002070b8" officeooo:paragraph-rsid="002070b8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variant="normal" fo:text-transform="none" fo:color="#161616" style:font-name="DejaVu Serif" fo:font-size="13pt" fo:letter-spacing="normal" fo:font-style="normal" fo:font-weight="bold" officeooo:rsid="001f3f21" officeooo:paragraph-rsid="001fc98e" style:font-size-asian="13pt" style:font-weight-asian="bold" style:font-size-complex="13pt" style:font-weight-complex="bold"/>
    </style:style>
    <style:style style:name="P53" style:family="paragraph" style:parent-style-name="Standard">
      <style:text-properties fo:font-variant="normal" fo:text-transform="none" fo:color="#161616" style:font-name="DejaVu Serif" fo:font-size="13pt" fo:letter-spacing="normal" fo:font-style="normal" fo:font-weight="normal" officeooo:rsid="002070b8" officeooo:paragraph-rsid="002070b8" style:font-size-asian="13pt" style:font-weight-asian="normal" style:font-size-complex="13pt" style:font-weight-complex="normal"/>
    </style:style>
    <style:style style:name="P54" style:family="paragraph" style:parent-style-name="Standard">
      <style:text-properties fo:font-variant="normal" fo:text-transform="none" fo:color="#161616" style:font-name="DejaVu Serif" fo:font-size="12pt" fo:letter-spacing="normal" fo:font-style="normal" fo:font-weight="bold" officeooo:rsid="001f3f21" officeooo:paragraph-rsid="002070b8" style:font-size-asian="12pt" style:font-weight-asian="bold" style:font-size-complex="12pt" style:font-weight-complex="bold"/>
    </style:style>
    <style:style style:name="P55" style:family="paragraph" style:parent-style-name="Standard">
      <style:text-properties fo:font-variant="normal" fo:text-transform="none" fo:color="#111111" style:font-name="DejaVu Serif" fo:font-size="14pt" fo:letter-spacing="normal" fo:font-style="normal" fo:font-weight="normal" officeooo:rsid="0027b812" officeooo:paragraph-rsid="0025d49f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variant="normal" fo:text-transform="none" fo:color="#111111" style:font-name="DejaVu Serif" fo:font-size="14pt" fo:letter-spacing="normal" fo:font-style="normal" fo:font-weight="normal" officeooo:rsid="0027b812" officeooo:paragraph-rsid="0027b812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variant="normal" fo:text-transform="none" fo:color="#111111" style:font-name="DejaVu Serif" fo:font-size="14pt" fo:letter-spacing="normal" fo:font-style="normal" fo:font-weight="bold" officeooo:rsid="0027b812" officeooo:paragraph-rsid="0025d49f" style:font-size-asian="14pt" style:font-weight-asian="bold" style:font-size-complex="14pt" style:font-weight-complex="bold"/>
    </style:style>
    <style:style style:name="P58" style:family="paragraph" style:parent-style-name="Standard">
      <style:text-properties fo:font-variant="normal" fo:text-transform="none" fo:color="#111111" style:font-name="DejaVu Serif" fo:font-size="14pt" fo:letter-spacing="normal" fo:font-style="normal" fo:font-weight="bold" officeooo:rsid="0027b812" officeooo:paragraph-rsid="0027b812" style:font-size-asian="14pt" style:font-weight-asian="bold" style:font-size-complex="14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style:font-name="DejaVu Serif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color="#111111" style:font-name="DejaVu Serif" fo:font-size="14pt" fo:font-weight="normal" officeooo:rsid="0027b812" officeooo:paragraph-rsid="0027b812" style:font-weight-asian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paragraph-rsid="0027b812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paragraph-rsid="0028d6cd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7b812" officeooo:paragraph-rsid="0027b812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DejaVu Serif" fo:font-size="14pt" fo:letter-spacing="normal" fo:font-style="normal" fo:font-weight="bold" officeooo:rsid="0027b812" officeooo:paragraph-rsid="0027b812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DejaVu Serif" fo:font-size="14pt" fo:letter-spacing="normal" fo:font-style="normal" fo:font-weight="bold" officeooo:rsid="0027b812" officeooo:paragraph-rsid="0028d6c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DejaVu Serif" fo:font-size="14pt" fo:letter-spacing="normal" fo:font-style="normal" fo:font-weight="normal" officeooo:rsid="0027b812" officeooo:paragraph-rsid="0027b812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111111" style:font-name="DejaVu Serif" fo:font-size="14pt" fo:letter-spacing="normal" fo:font-style="normal" fo:font-weight="bold" officeooo:paragraph-rsid="0027b812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111111" style:font-name="DejaVu Serif" fo:font-size="14pt" fo:letter-spacing="normal" fo:font-style="normal" fo:font-weight="normal" officeooo:rsid="0028d6cd" officeooo:paragraph-rsid="0027b812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111111" style:font-name="DejaVu Serif" fo:font-size="14pt" fo:letter-spacing="normal" fo:font-style="normal" fo:font-weight="normal" officeooo:rsid="0027b812" officeooo:paragraph-rsid="0028d6c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28d6cd"/>
    </style:style>
    <style:style style:name="T1" style:family="text">
      <style:text-properties officeooo:rsid="001c3a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6245" style:font-weight-asian="bold" style:font-weight-complex="bold"/>
    </style:style>
    <style:style style:name="T4" style:family="text">
      <style:text-properties fo:font-weight="bold" officeooo:rsid="001d4415" style:font-weight-asian="bold" style:font-weight-complex="bold"/>
    </style:style>
    <style:style style:name="T5" style:family="text">
      <style:text-properties fo:font-weight="bold" style:font-size-asian="14pt" style:font-weight-asian="bold" style:font-size-complex="14pt" style:font-weight-complex="bold"/>
    </style:style>
    <style:style style:name="T6" style:family="text">
      <style:text-properties fo:font-weight="bold" officeooo:rsid="001eda18" style:font-size-asian="14pt" style:font-weight-asian="bold" style:font-size-complex="14pt" style:font-weight-complex="bold"/>
    </style:style>
    <style:style style:name="T7" style:family="text">
      <style:text-properties fo:font-weight="bold" officeooo:rsid="0022b524" style:font-size-asian="14pt" style:font-weight-asian="bold" style:font-size-complex="14pt" style:font-weight-complex="bold"/>
    </style:style>
    <style:style style:name="T8" style:family="text">
      <style:text-properties fo:font-weight="bold" officeooo:rsid="0025b2f7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1d441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6245" style:font-weight-asian="normal" style:font-weight-complex="normal"/>
    </style:style>
    <style:style style:name="T14" style:family="text">
      <style:text-properties fo:font-weight="normal" officeooo:rsid="001d4415" style:font-weight-asian="normal" style:font-weight-complex="normal"/>
    </style:style>
    <style:style style:name="T15" style:family="text">
      <style:text-properties fo:font-weight="normal" officeooo:rsid="0025d49f" style:font-weight-asian="normal" style:font-weight-complex="normal"/>
    </style:style>
    <style:style style:name="T16" style:family="text">
      <style:text-properties fo:font-weight="normal" officeooo:rsid="0027b812" style:font-weight-asian="normal" style:font-weight-complex="normal"/>
    </style:style>
    <style:style style:name="T17" style:family="text">
      <style:text-properties fo:font-weight="normal" officeooo:rsid="001eda18" style:font-size-asian="14pt" style:font-weight-asian="normal" style:font-size-complex="14pt" style:font-weight-complex="normal"/>
    </style:style>
    <style:style style:name="T18" style:family="text">
      <style:text-properties fo:font-weight="normal" officeooo:rsid="001f3f21" style:font-size-asian="14pt" style:font-weight-asian="normal" style:font-size-complex="14pt" style:font-weight-complex="normal"/>
    </style:style>
    <style:style style:name="T19" style:family="text">
      <style:text-properties fo:font-weight="normal" officeooo:rsid="0027b812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12d45" style:font-name="DejaVu Serif" fo:font-size="14pt" fo:letter-spacing="normal" fo:font-style="normal" fo:font-weight="bold" officeooo:rsid="001fc98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161616" fo:letter-spacing="normal" fo:font-style="normal" fo:font-weight="bold" officeooo:rsid="001f3f21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161616" fo:letter-spacing="normal" fo:font-style="normal" officeooo:rsid="001f3f21"/>
    </style:style>
    <style:style style:name="T23" style:family="text">
      <style:text-properties fo:font-variant="normal" fo:text-transform="none" fo:color="#161616" fo:letter-spacing="normal" fo:font-style="normal" fo:font-weight="normal" officeooo:rsid="001f3f21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161616" fo:letter-spacing="normal" fo:font-style="normal" officeooo:rsid="001f3f21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161616" fo:font-size="13pt" fo:letter-spacing="normal" fo:font-style="normal" fo:font-weight="bold" officeooo:rsid="001f3f21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161616" fo:font-size="14pt" fo:letter-spacing="normal" fo:font-style="normal" officeooo:rsid="001f3f21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161616" fo:font-size="14pt" fo:letter-spacing="normal" fo:font-style="normal" fo:font-weight="normal" officeooo:rsid="002070b8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161616" fo:font-size="14pt" fo:letter-spacing="normal" fo:font-style="normal" fo:font-weight="normal" officeooo:rsid="001f3f21" style:font-size-asian="14pt" style:font-size-complex="14pt"/>
    </style:style>
    <style:style style:name="T29" style:family="text">
      <style:text-properties fo:font-variant="normal" fo:text-transform="none" fo:color="#161616" fo:font-size="14pt" fo:letter-spacing="normal" fo:font-style="normal" officeooo:rsid="001f3f21" style:font-size-asian="13pt" style:font-weight-asian="bold" style:font-size-complex="13pt" style:font-weight-complex="bold"/>
    </style:style>
    <style:style style:name="T30" style:family="text">
      <style:text-properties fo:font-variant="normal" fo:text-transform="none" fo:color="#161616" style:font-name="DejaVu Serif" fo:font-size="14pt" fo:letter-spacing="normal" fo:font-style="normal" fo:font-weight="normal" officeooo:rsid="002070b8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161616" style:font-name="DejaVu Serif" fo:font-size="14pt" fo:letter-spacing="normal" fo:font-style="normal" fo:font-weight="bold" officeooo:rsid="002070b8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161616" style:font-name="DejaVu Serif" fo:font-size="14pt" fo:letter-spacing="normal" fo:font-style="normal" fo:font-weight="bold" officeooo:rsid="002070b8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color="#161616" fo:font-size="12pt" fo:letter-spacing="normal" fo:font-style="normal" officeooo:rsid="002070b8" style:font-size-asian="12pt" style:font-size-complex="12pt"/>
    </style:style>
    <style:style style:name="T34" style:family="text">
      <style:text-properties fo:font-variant="normal" fo:text-transform="none" fo:color="#161616" fo:font-size="12pt" fo:letter-spacing="normal" fo:font-style="normal" officeooo:rsid="001f3f21" style:font-size-asian="12pt" style:font-size-complex="12pt"/>
    </style:style>
    <style:style style:name="T35" style:family="text">
      <style:text-properties fo:font-variant="normal" fo:text-transform="none" fo:letter-spacing="normal" fo:font-style="normal" fo:font-weight="normal" officeooo:rsid="0027b812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letter-spacing="normal" fo:font-style="normal" officeooo:rsid="0027b812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letter-spacing="normal" fo:font-style="normal" style:font-size-asian="14pt" style:font-size-complex="14pt"/>
    </style:style>
    <style:style style:name="T38" style:family="text">
      <style:text-properties fo:font-variant="normal" fo:text-transform="none" fo:letter-spacing="normal" fo:font-style="normal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font-name="DejaVu Serif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0" style:family="text">
      <style:text-properties fo:font-variant="normal" fo:text-transform="none" fo:color="#111111" style:font-name="DejaVu Serif" fo:font-size="14pt" fo:letter-spacing="normal" fo:font-style="normal" fo:font-weight="bold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111111" style:font-name="DejaVu Serif" fo:font-size="14pt" fo:letter-spacing="normal" fo:font-style="normal" fo:font-weight="bold" officeooo:rsid="001f3f21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111111" style:font-name="DejaVu Serif" fo:font-size="14pt" fo:letter-spacing="normal" fo:font-style="normal" fo:font-weight="bold" officeooo:rsid="001fc98e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111111" style:font-name="DejaVu Serif" fo:font-size="14pt" fo:letter-spacing="normal" fo:font-style="normal" fo:font-weight="bold" officeooo:rsid="0027b812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111111" style:font-name="DejaVu Serif" fo:font-size="14pt" fo:letter-spacing="normal" fo:font-style="normal" fo:font-weight="bold" officeooo:rsid="0028d6c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111111" style:font-name="DejaVu Serif" fo:font-size="14pt" fo:letter-spacing="normal" fo:font-style="normal" fo:font-weight="normal" officeooo:rsid="001f3f21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111111" style:font-name="DejaVu Serif" fo:font-size="14pt" fo:letter-spacing="normal" fo:font-style="normal" fo:font-weight="normal" officeooo:rsid="001fc98e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111111" style:font-name="DejaVu Serif" fo:font-size="14pt" fo:letter-spacing="normal" fo:font-style="normal" fo:font-weight="normal" officeooo:rsid="0028d6cd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111111" style:font-name="Monaco" fo:font-size="14pt" fo:letter-spacing="normal" fo:font-style="normal" fo:font-weight="bold" officeooo:rsid="001f3f21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111111" fo:letter-spacing="normal" fo:font-style="normal" fo:font-weight="bold" officeooo:rsid="0025d49f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111111" fo:letter-spacing="normal" fo:font-style="normal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404040" fo:letter-spacing="normal" fo:font-style="normal" fo:font-weight="bold" officeooo:rsid="0025d49f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222222" fo:letter-spacing="normal" fo:font-style="normal" style:font-size-asian="14pt" style:font-size-complex="14pt"/>
    </style:style>
    <style:style style:name="T53" style:family="text">
      <style:text-properties fo:font-variant="normal" fo:text-transform="none" fo:color="#222222" fo:letter-spacing="normal" fo:font-style="normal" fo:font-weight="bold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222222" style:font-name="Arial" fo:font-size="12pt" fo:letter-spacing="normal" fo:font-style="normal" style:font-size-asian="14pt" style:font-size-complex="14pt"/>
    </style:style>
    <style:style style:name="T55" style:family="text">
      <style:text-properties fo:font-variant="normal" fo:text-transform="none" fo:color="#222222" style:font-name="DejaVu Serif" fo:font-size="14pt" fo:letter-spacing="normal" fo:font-style="normal" fo:font-weight="bold" officeooo:rsid="0027b812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222222" style:font-name="DejaVu Serif" fo:font-size="14pt" fo:letter-spacing="normal" fo:font-style="normal" fo:font-weight="bold" officeooo:rsid="0028d6cd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1155cc" style:font-name="DejaVu Serif" fo:font-size="14pt" fo:letter-spacing="normal" fo:font-style="normal" fo:font-weight="bold" officeooo:rsid="0027b812" style:font-size-asian="14pt" style:font-weight-asian="bold" style:font-size-complex="14pt" style:font-weight-complex="bold"/>
    </style:style>
    <style:style style:name="T58" style:family="text">
      <style:text-properties style:font-size-asian="14pt" style:font-size-complex="14pt"/>
    </style:style>
    <style:style style:name="T59" style:family="text">
      <style:text-properties officeooo:rsid="001eda18" style:font-size-asian="14pt" style:font-size-complex="14pt"/>
    </style:style>
    <style:style style:name="T60" style:family="text">
      <style:text-properties officeooo:rsid="001f3f21" style:font-size-asian="14pt" style:font-size-complex="14pt"/>
    </style:style>
    <style:style style:name="T61" style:family="text">
      <style:text-properties officeooo:rsid="002125fa" style:font-size-asian="14pt" style:font-size-complex="14pt"/>
    </style:style>
    <style:style style:name="T62" style:family="text">
      <style:text-properties officeooo:rsid="0022b524" style:font-size-asian="14pt" style:font-size-complex="14pt"/>
    </style:style>
    <style:style style:name="T63" style:family="text">
      <style:text-properties officeooo:rsid="0025b2f7" style:font-size-asian="14pt" style:font-size-complex="14pt"/>
    </style:style>
    <style:style style:name="T64" style:family="text">
      <style:text-properties officeooo:rsid="001eda18"/>
    </style:style>
    <style:style style:name="T65" style:family="text">
      <style:text-properties style:font-name="DejaVu Serif" fo:font-size="14pt" fo:font-weight="normal" officeooo:rsid="001f3f21" style:font-size-asian="14pt" style:font-weight-asian="normal" style:font-size-complex="14pt" style:font-weight-complex="normal"/>
    </style:style>
    <style:style style:name="T66" style:family="text">
      <style:text-properties style:font-name="DejaVu Serif" fo:font-size="14pt" fo:font-weight="normal" officeooo:rsid="002070b8" style:font-size-asian="14pt" style:font-weight-asian="normal" style:font-size-complex="14pt" style:font-weight-complex="normal"/>
    </style:style>
    <style:style style:name="T67" style:family="text">
      <style:text-properties fo:font-size="13pt" officeooo:rsid="001f3f21" style:font-size-asian="13pt" style:font-size-complex="13pt"/>
    </style:style>
    <style:style style:name="T68" style:family="text">
      <style:text-properties fo:font-size="13pt" officeooo:rsid="002125fa" style:font-size-asian="13pt" style:font-size-complex="13pt"/>
    </style:style>
    <style:style style:name="T69" style:family="text">
      <style:text-properties fo:font-size="13pt" fo:font-weight="bold" officeooo:rsid="001f3f21" style:font-size-asian="13pt" style:font-weight-asian="bold" style:font-size-complex="13pt" style:font-weight-complex="bold"/>
    </style:style>
    <style:style style:name="T70" style:family="text">
      <style:text-properties fo:color="#111111" fo:font-weight="normal" officeooo:rsid="001eda18" style:font-size-asian="14pt" style:font-weight-asian="normal" style:font-size-complex="14pt" style:font-weight-complex="normal"/>
    </style:style>
    <style:style style:name="T71" style:family="text">
      <style:text-properties fo:color="#111111" fo:font-weight="normal" officeooo:rsid="001f3f21" style:font-size-asian="14pt" style:font-weight-asian="normal" style:font-size-complex="14pt" style:font-weight-complex="normal"/>
    </style:style>
    <style:style style:name="T72" style:family="text">
      <style:text-properties fo:color="#111111" style:font-name="DejaVu Serif" fo:font-size="14pt" fo:font-weight="normal" officeooo:rsid="001f3f21" style:font-size-asian="14pt" style:font-weight-asian="normal" style:font-size-complex="14pt" style:font-weight-complex="normal"/>
    </style:style>
    <style:style style:name="T73" style:family="text">
      <style:text-properties officeooo:rsid="0025d49f"/>
    </style:style>
    <style:style style:name="T74" style:family="text">
      <style:text-properties officeooo:rsid="0028d6cd"/>
    </style:style>
    <style:style style:name="T75" style:family="text">
      <style:text-properties officeooo:rsid="002a5d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LCOME TO OMICS DATA AUTOMATION </text:p>
      <text:p text:style-name="P2"/>
      <text:p text:style-name="P3">(Ubuntu O<text:span text:style-name="T74">S</text:span>)</text:p>
      <text:p text:style-name="P4">Here are some of the things need to be installed in your Laptop </text:p>
      <text:p text:style-name="P1"/>
      <text:p text:style-name="P6">1.Git</text:p>
      <text:p text:style-name="P6">2.Docker</text:p>
      <text:p text:style-name="P6">3.Slack</text:p>
      <text:p text:style-name="P6">4.AWS Cli</text:p>
      <text:p text:style-name="P6">5.Azure Cli</text:p>
      <text:p text:style-name="P12">6.<text:span text:style-name="T75">S</text:span>QL workbench<text:tab/></text:p>
      <text:p text:style-name="P6">7.<text:span text:style-name="T75">Visual Code</text:span></text:p>
      <text:p text:style-name="P6">8.<text:span text:style-name="T75">Pg admin</text:span></text:p>
      <text:p text:style-name="P37"><text:s/></text:p>
      <text:p text:style-name="P37">---------------------------------------------------------------------------------------------------------------</text:p>
      <text:p text:style-name="P1"><text:s/></text:p>
      <text:p text:style-name="P1"><text:s text:c="4"/><text:span text:style-name="T9"><text:s/>1. </text:span><text:span text:style-name="T10">STEPS TO INSTALL GIT</text:span></text:p>
      <text:p text:style-name="P1"/>
      <text:p text:style-name="P59"><text:s text:c="4"/><text:span text:style-name="T9"><text:s text:c="4"/>* Start by updating the system package index.</text:span></text:p>
      <text:p text:style-name="P6"/>
      <text:p text:style-name="P6"><text:s text:c="6"/><text:span text:style-name="T2">sudo apt update </text:span><text:s text:c="9"/>- <text:s/>(Updating the package index<text:span text:style-name="T1">)</text:span></text:p>
      <text:p text:style-name="P6"/>
      <text:p text:style-name="P6"><text:s text:c="3"/>* Install Git from the default Ubuntu repository by running</text:p>
      <text:p text:style-name="P6"/>
      <text:p text:style-name="P6"><text:s text:c="6"/><text:span text:style-name="T2">sudo apt install git <text:s text:c="5"/></text:span>- <text:s/>(Allow the process to complete.)</text:p>
      <text:p text:style-name="P6"/>
      <text:p text:style-name="P6"><text:s text:c="3"/>* Verify the installation and version by running.</text:p>
      <text:p text:style-name="P6"/>
      <text:p text:style-name="P9"><text:s text:c="6"/><text:span text:style-name="T3">g</text:span><text:span text:style-name="T2">it --version <text:s text:c="13"/></text:span><text:s text:c="3"/>- <text:s/>(Shows the program version that has <text:s/></text:p>
      <text:p text:style-name="P9"><text:s text:c="50"/>been installed.)</text:p>
      <text:p text:style-name="P6"/>
      <text:p text:style-name="P1"/>
      <text:p text:style-name="P1">----------------------------------------------------------------------------------------------------------------</text:p>
      <text:p text:style-name="P1"/>
      <text:p text:style-name="P1"><text:s text:c="4"/><text:span text:style-name="T9"><text:s/>2. </text:span><text:span text:style-name="T10">STEPS TO INSTALL DOCKER</text:span></text:p>
      <text:p text:style-name="P1"/>
      <text:p text:style-name="P1"><text:s text:c="4"/><text:span text:style-name="T9">* Update the Repository</text:span></text:p>
      <text:p text:style-name="P6"/>
      <text:p text:style-name="P6"><text:s text:c="7"/><text:span text:style-name="T2">sudo apt update </text:span><text:s text:c="8"/>- <text:s/>(Updating the package index)</text:p>
      <text:p text:style-name="P7"><text:s text:c="8"/></text:p>
      <text:p text:style-name="P9"><text:s text:c="6"/>Enter the root password when prompted and wait for the <text:s text:c="2"/></text:p>
      <text:p text:style-name="P9"><text:soft-page-break/><text:s text:c="6"/>process to finish.</text:p>
      <text:p text:style-name="P6"/>
      <text:p text:style-name="P6"/>
      <text:p text:style-name="P6"/>
      <text:p text:style-name="P6"><text:s text:c="4"/>* Install Docker</text:p>
      <text:p text:style-name="P6"/>
      <text:p text:style-name="P6"><text:s text:c="6"/><text:span text:style-name="T2"><text:s/>sudo apt install docker.io -y <text:s/></text:span><text:s text:c="4"/>- <text:s/>(Installing Docker)</text:p>
      <text:p text:style-name="P6"/>
      <text:p text:style-name="P6"><text:s text:c="4"/>* Install Dependencies</text:p>
      <text:p text:style-name="P6"><text:s text:c="2"/></text:p>
      <text:p text:style-name="P8"><text:s text:c="7"/><text:span text:style-name="T3">sudo apt install snapd<text:tab/></text:span><text:span text:style-name="T13"> <text:s text:c="15"/>- </text:span><text:span text:style-name="T14">(Installing Snap package)</text:span></text:p>
      <text:p text:style-name="P29"><text:s text:c="5"/></text:p>
      <text:p text:style-name="P8"><text:span text:style-name="T14"><text:s text:c="7"/></text:span><text:span text:style-name="T4">sudo snap install snap-store </text:span><text:span text:style-name="T14"><text:s text:c="6"/>- (Installing Snap store) </text:span><text:span text:style-name="T3"><text:tab/><text:tab/><text:tab/><text:tab/><text:tab/><text:tab/><text:tab/><text:tab/><text:tab/><text:tab/><text:tab/><text:tab/><text:tab/><text:tab/><text:tab/></text:span> <text:s text:c="8"/><text:span text:style-name="T2"><text:s text:c="5"/></text:span></text:p>
      <text:p text:style-name="P10"><text:span text:style-name="T2"><text:s text:c="6"/>sudo snap install docker <text:s/></text:span><text:s text:c="12"/>- (The command installs all <text:s text:c="3"/></text:p>
      <text:p text:style-name="P10"><text:s text:c="67"/>the dependencies<text:span text:style-name="T64">)</text:span> <text:s text:c="9"/></text:p>
      <text:p text:style-name="P8"/>
      <text:p text:style-name="P8"><text:s text:c="5"/>* Check Installation</text:p>
      <text:p text:style-name="P6"/>
      <text:p text:style-name="P6"><text:s text:c="7"/><text:span text:style-name="T2"><text:s/>docker --version</text:span> <text:s text:c="24"/>- <text:s/>(<text:span text:style-name="T11">Check the docker version</text:span>)</text:p>
      <text:p text:style-name="P6"/>
      <text:p text:style-name="P6">--------------------------------------------------------------------------------------------------</text:p>
      <text:p text:style-name="P6"/>
      <text:p text:style-name="P6"><text:s text:c="4"/><text:span text:style-name="T11">3. </text:span><text:span text:style-name="T4">STEPS TO INSTALL SLACK</text:span></text:p>
      <text:p text:style-name="P9"><text:s text:c="5"/></text:p>
      <text:p text:style-name="P5"><text:span text:style-name="T58"><text:s text:c="5"/>* </text:span><text:span text:style-name="T59">Install Slack</text:span></text:p>
      <text:p text:style-name="P11"><text:s text:c="2"/></text:p>
      <text:p text:style-name="P5"><text:span text:style-name="T59"><text:s text:c="7"/></text:span><text:span text:style-name="T6">sudo snap install slack –classic <text:s/></text:span></text:p>
      <text:p text:style-name="P19"/>
      <text:p text:style-name="P5"><text:span text:style-name="T6"><text:s text:c="5"/></text:span><text:span text:style-name="T17">* Running the Slack</text:span></text:p>
      <text:p text:style-name="P30"/>
      <text:p text:style-name="P5"><text:span text:style-name="T17"><text:s text:c="8"/></text:span><text:span text:style-name="T6">Slack <text:s/></text:span><text:span text:style-name="T17"><text:s text:c="5"/></text:span></text:p>
      <text:p text:style-name="P30"/>
      <text:p text:style-name="P30">----------------------------------------------------------------------------------------------------</text:p>
      <text:p text:style-name="P30"><text:s/></text:p>
      <text:p text:style-name="P5"><text:span text:style-name="T17"><text:s text:c="4"/>4. </text:span><text:span text:style-name="T6">STEPS TO INSTALL AWS CLI</text:span></text:p>
      <text:p text:style-name="P19"/>
      <text:p text:style-name="P5"><text:span text:style-name="T6"><text:s text:c="4"/></text:span><text:span text:style-name="T70">* </text:span><text:span text:style-name="T71">Install AWS CLI</text:span></text:p>
      <text:p text:style-name="P46"><text:s/></text:p>
      <text:p text:style-name="Standard"><text:span text:style-name="T72"><text:s text:c="7"/></text:span><text:span text:style-name="Source_20_Text"><text:span text:style-name="T41">sudo apt install awscli -y </text:span></text:span></text:p>
      <text:p text:style-name="Standard"><text:soft-page-break/><text:span text:style-name="Source_20_Text"><text:span text:style-name="T48"/></text:span></text:p>
      <text:p text:style-name="Standard"><text:span text:style-name="Source_20_Text"><text:span text:style-name="T48"><text:s text:c="3"/>* </text:span></text:span><text:span text:style-name="Source_20_Text"><text:span text:style-name="T45">Check Installation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45"><text:s text:c="5"/></text:span></text:span><text:span text:style-name="Source_20_Text"><text:span text:style-name="T41"><text:s/>aws --version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45"><text:s text:c="3"/>* To Cofigure access to AWS account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45"><text:s text:c="6"/></text:span></text:span><text:span text:style-name="Source_20_Text"><text:span text:style-name="T41">aws configure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45">------------------------------------------------------------------------------------------------------</text:span></text:span></text:p>
      <text:p text:style-name="Standard"><text:span text:style-name="Source_20_Text"><text:span text:style-name="T45"/></text:span></text:p>
      <text:p text:style-name="Standard"><text:span text:style-name="Source_20_Text"><text:span text:style-name="T46"><text:s text:c="2"/>5. </text:span></text:span><text:span text:style-name="Source_20_Text"><text:span text:style-name="T42">STEPS TO INSTALL AZURE CLI</text:span></text:span></text:p>
      <text:p text:style-name="Standard"><text:span text:style-name="Source_20_Text"><text:span text:style-name="T20"/></text:span></text:p>
      <text:p text:style-name="Standard"><text:span text:style-name="Source_20_Text"><text:span text:style-name="T20"/></text:span></text:p>
      <text:p text:style-name="P41"><text:span text:style-name="T65"><text:s text:c="3"/>* </text:span><text:span text:style-name="T66">Get the packages </text:span></text:p>
      <text:p text:style-name="P31"><text:s text:c="2"/></text:p>
      <text:p text:style-name="P14"><text:span text:style-name="T18"><text:s text:c="6"/></text:span><text:span text:style-name="T21">sudo apt-get update </text:span></text:p>
      <text:p text:style-name="P48"><text:s text:c="4"/></text:p>
      <text:p text:style-name="P48"><text:s text:c="5"/>sudo apt-get install ca-certificates curl apt-transport- <text:s text:c="2"/></text:p>
      <text:p text:style-name="P48"><text:s text:c="5"/>https lsb-release gnupg</text:p>
      <text:p text:style-name="P20"/>
      <text:p text:style-name="P24"><text:span text:style-name="T18"><text:s text:c="2"/>* </text:span><text:span text:style-name="T23">Download and install the Microsoft signing key</text:span></text:p>
      <text:p text:style-name="P50"/>
      <text:p text:style-name="P24"><text:span text:style-name="T23"><text:s text:c="4"/></text:span><text:span text:style-name="T21"><text:s/></text:span><text:span text:style-name="T25">sudo mkdir -p /etc/apt/keyrings</text:span></text:p>
      <text:p text:style-name="P52"/>
      <text:p text:style-name="P38"><text:span text:style-name="T22"><text:s text:c="5"/></text:span><text:span text:style-name="T33">curl -sLS </text:span><text:span text:style-name="T34">https://packages.microsoft.com/keys/microsoft.asc |</text:span></text:p>
      <text:p text:style-name="P54"><text:s text:c="5"/>gpg --dearmor | sudo tee /etc/apt/keyrings/microsoft.gpg &gt; <text:s text:c="2"/></text:p>
      <text:p text:style-name="P54"><text:s text:c="5"/>/dev/null</text:p>
      <text:p text:style-name="P52"/>
      <text:p text:style-name="P52"><text:s text:c="5"/>sudo chmod go+r /etc/apt/keyrings/microsoft.gpg</text:p>
      <text:p text:style-name="P52"/>
      <text:p text:style-name="P40"><text:span text:style-name="T29"><text:s text:c="2"/></text:span><text:span text:style-name="T26">* </text:span><text:span text:style-name="T27">Re-Install curl</text:span></text:p>
      <text:p text:style-name="P51"/>
      <text:p text:style-name="P42"><text:span text:style-name="T30"><text:s text:c="4"/></text:span><text:span text:style-name="T31"><text:s/></text:span><text:span text:style-name="Source_20_Text"><text:span text:style-name="T32">sudo apt remove curl</text:span></text:span></text:p>
      <text:p text:style-name="P42"><text:span text:style-name="Source_20_Text"><text:span text:style-name="T32"/></text:span></text:p>
      <text:p text:style-name="P42"><text:span text:style-name="Source_20_Text"><text:span text:style-name="T39"><text:s text:c="4"/>sudo snap install curl</text:span></text:span></text:p>
      <text:p text:style-name="P49"/>
      <text:p text:style-name="P53"><text:s/></text:p>
      <text:p text:style-name="P39"><text:span text:style-name="T24"><text:s/>* <text:s/></text:span><text:span text:style-name="T28">Add the Azure CLI software repository</text:span></text:p>
      <text:p text:style-name="P52"/>
      <text:p text:style-name="P13"><text:span text:style-name="T18"><text:s text:c="4"/></text:span><text:span text:style-name="T69">AZ_REPO=$(lsb_release -cs)</text:span></text:p>
      <text:p text:style-name="P21"/>
      <text:p text:style-name="P15"><text:soft-page-break/><text:span text:style-name="T67">echo "deb [arch=`dpkg --print-architecture` <text:s text:c="4"/></text:span><text:span text:style-name="T68">si</text:span><text:span text:style-name="T67">gned-by=/etc/apt/keyrings/microsoft.gpg] <text:s text:c="2"/>https://packages.microsoft.com/repos/azure-cli/ $AZ_REPO main"</text:span><text:span text:style-name="T68">|</text:span></text:p>
      <text:p text:style-name="P21"/>
      <text:p text:style-name="P21">sudo tee /etc/apt/sources.list.d/azure-cli.list</text:p>
      <text:p text:style-name="P21"/>
      <text:p text:style-name="P25"><text:span text:style-name="T60">* </text:span><text:span text:style-name="T61">Install Azure CLI</text:span></text:p>
      <text:p text:style-name="P32"/>
      <text:p text:style-name="P22"><text:s text:c="2"/>sudo apt-get update</text:p>
      <text:p text:style-name="P22"/>
      <text:p text:style-name="P22"><text:s text:c="2"/>sudo apt-get install azure-cli</text:p>
      <text:p text:style-name="P32"><text:s text:c="2"/></text:p>
      <text:p text:style-name="P25"><text:span text:style-name="T61">* </text:span><text:span text:style-name="T62">Run Azure CLI</text:span></text:p>
      <text:p text:style-name="P33"><text:s/></text:p>
      <text:p text:style-name="P25"><text:span text:style-name="T62"><text:s/></text:span><text:span text:style-name="T7"><text:s/>az login</text:span></text:p>
      <text:p text:style-name="P17"/>
      <text:p text:style-name="P33">----------------------------------------------------------------------------------------------------</text:p>
      <text:p text:style-name="P34"/>
      <text:p text:style-name="P26"><text:span text:style-name="T58">6. </text:span><text:span text:style-name="T5">STEPS TO INSTALL SQL WORKBENCH</text:span></text:p>
      <text:p text:style-name="P16"/>
      <text:p text:style-name="P26"><text:span text:style-name="T5">* </text:span><text:span text:style-name="T63">Install MySQL APT Repository from the below link</text:span></text:p>
      <text:p text:style-name="P26"/>
      <text:p text:style-name="P26"><text:span text:style-name="T63"><text:s text:c="2"/></text:span><text:a xlink:type="simple" xlink:href="https://dev.mysql.com/downloads/repo/apt/" text:style-name="Internet_20_link" text:visited-style-name="Visited_20_Internet_20_Link"><text:span text:style-name="T8">https://dev.mysql.com/downloads/repo/apt/</text:span></text:a></text:p>
      <text:p text:style-name="P23"/>
      <text:p text:style-name="P27"><text:span text:style-name="T63"><text:s/></text:span><text:span text:style-name="T58">(Download the content from browser)</text:span></text:p>
      <text:p text:style-name="P35"/>
      <text:p text:style-name="P35">* In Terminal</text:p>
      <text:p text:style-name="P35"><text:s/></text:p>
      <text:p text:style-name="P27"><text:span text:style-name="T58"><text:s text:c="2"/></text:span><text:span text:style-name="T5">cd Downloads</text:span></text:p>
      <text:p text:style-name="P18"/>
      <text:p text:style-name="P18"><text:s text:c="2"/>ls </text:p>
      <text:p text:style-name="P18"><text:s/>(Copy the deb file name and paste accordingly)</text:p>
      <text:p text:style-name="P35"><text:s text:c="2"/></text:p>
      <text:p text:style-name="P28"><text:span text:style-name="T51"><text:s/></text:span><text:span text:style-name="T49"><text:s/></text:span><text:span text:style-name="T50">sudo apt install ./mysql-apt-config_0.8.22-1_all.deb</text:span></text:p>
      <text:p text:style-name="P16"/>
      <text:p text:style-name="P16"><text:s text:c="2"/><text:span text:style-name="T15">(A pop up windows comes enter ok and wait for the installation)</text:span></text:p>
      <text:p text:style-name="P36"/>
      <text:p text:style-name="P36"><text:s text:c="2"/>sudo apt update </text:p>
      <text:p text:style-name="P36"/>
      <text:p text:style-name="P16"><text:span text:style-name="T15"><text:s text:c="2"/></text:span><text:span text:style-name="T73">sudo apt install mysql-workbench-community</text:span></text:p>
      <text:p text:style-name="P36"/>
      <text:p text:style-name="P36"><text:soft-page-break/>* To launch the Workbench</text:p>
      <text:p text:style-name="P36"/>
      <text:p text:style-name="P36"><text:s text:c="3"/>mysql-workbench-community </text:p>
      <text:p text:style-name="P36"/>
      <text:p text:style-name="P36">-----------------------------------------------------------------------------------------------------</text:p>
      <text:p text:style-name="P36"/>
      <text:p text:style-name="P18"><text:span text:style-name="T12">7. </text:span>STEPS TO INSTALL VISUAL CODE</text:p>
      <text:p text:style-name="P18"/>
      <text:p text:style-name="P18"><text:s/></text:p>
      <text:p text:style-name="P43">* <text:span text:style-name="T16">Install Visual studio code with snap</text:span></text:p>
      <text:p text:style-name="P47"/>
      <text:p text:style-name="P44"><text:span text:style-name="T19"><text:s text:c="3"/></text:span><text:span text:style-name="T36">sudo snap install --classic code</text:span></text:p>
      <text:p text:style-name="P55"/>
      <text:p text:style-name="P55">* Check Installation</text:p>
      <text:p text:style-name="P55"/>
      <text:p text:style-name="P44"><text:span text:style-name="T35"><text:s text:c="3"/></text:span><text:span text:style-name="T36">code –-version</text:span></text:p>
      <text:p text:style-name="P57"/>
      <text:p text:style-name="P55">------------------------------------------------------------------------------------------------------</text:p>
      <text:p text:style-name="P57"/>
      <text:p text:style-name="P45"><text:span text:style-name="T37">8. </text:span><text:span text:style-name="T38">STEPS TO INSTALL PG ADMIN</text:span></text:p>
      <text:p text:style-name="P58"/>
      <text:p text:style-name="P56"/>
      <text:p text:style-name="P56">* Re-install curl</text:p>
      <text:p text:style-name="P63"/>
      <text:p text:style-name="P60"><text:span text:style-name="T54"><text:s text:c="2"/></text:span><text:span text:style-name="T53"><text:s/>sudo apt remove curl</text:span></text:p>
      <text:p text:style-name="P60"><text:span text:style-name="T38"><text:line-break/> <text:s/></text:span><text:span text:style-name="T53">sudo snap install curl</text:span></text:p>
      <text:p text:style-name="P64"/>
      <text:p text:style-name="P60"><text:span text:style-name="T38"><text:s text:c="2"/></text:span><text:span text:style-name="T53">sudo apt install curl</text:span></text:p>
      <text:p text:style-name="P64"/>
      <text:p text:style-name="P60"><text:span text:style-name="T53">* </text:span><text:span text:style-name="T52">Installing pg admin packages</text:span></text:p>
      <text:p text:style-name="P66"/>
      <text:p text:style-name="P61"><text:span text:style-name="T43"><text:s text:c="2"/></text:span><text:span text:style-name="T40">sudo curl </text:span><text:a xlink:type="simple" xlink:href="https://www.pgadmin.org/" text:style-name="Internet_20_link" text:visited-style-name="Visited_20_Internet_20_Link">https://www.pgadmin.org/</text:a><text:span text:style-name="T40"> | sudo apt-key add</text:span></text:p>
      <text:p text:style-name="P67"/>
      <text:p text:style-name="P61"><text:span text:style-name="T40">* </text:span><text:span text:style-name="T47">Installing pg admin</text:span></text:p>
      <text:p text:style-name="P68"/>
      <text:p text:style-name="P62"><text:span text:style-name="T44"><text:s text:c="2"/></text:span><text:span text:style-name="T43"><text:s/></text:span><text:span text:style-name="T44">s</text:span><text:span text:style-name="T55">udo sh -c 'echo "deb </text:span><text:a xlink:type="simple" xlink:href="https://ftp.postgresql.org/pub/pgadmin/pgadmin4/apt/$(lsb_release" office:target-frame-name="_blank" xlink:show="new" text:style-name="Internet_20_link" text:visited-style-name="Visited_20_Internet_20_Link"><text:span text:style-name="T57">https://ftp.postgresql.org/</text:span></text:a><text:span text:style-name="T55">-cs) <text:s text:c="3"/></text:span></text:p>
      <text:p text:style-name="P62"><text:span text:style-name="T55"><text:s text:c="3"/></text:span><text:span text:style-name="T56">p</text:span><text:span text:style-name="T55">gadmin4 main" &gt; /etc/apt/sources.list.d/pgadmin4.list &amp;&amp; <text:s text:c="3"/></text:span></text:p>
      <text:p text:style-name="P65"><text:s text:c="3"/>apt update'</text:p>
      <text:p text:style-name="P65"><text:s text:c="3"/>sudo apt install pgadmin4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14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2:24:20.629444851</meta:creation-date>
    <dc:date>2023-05-24T17:37:40.129551030</dc:date>
    <meta:editing-duration>PT8H18M3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24" meta:word-count="474" meta:character-count="4498" meta:non-whitespace-character-count="3492"/>
  </office:meta>
</office:document-meta>
</file>